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Игра столь же безумна, как и основная ее идея. Цель каждого уровня — за отведенное время довести мальчика/девочку/старушку/старичка от своей кровати до туалета :). Задача осложняется тем, что действие происходит ночью и в темноте. Вид на игровое поле — сверху с небольшим наклоном так, что получается почти плоская аксонометрическая проекция. Так как действие происходит в темноте, то практически ничего не видно. Основной упор — на звуковое оформление и сопровождение. Препятствие становится заметно лишь в том случае, если к нему подойти вплотную.</text:p>
      <text:p text:style-name="Standard">У игрока есть вспомогательный инструмент — поломанный китайский фонарик, который работает только тогда, когда им трясешь. Когда фонарик был исправен, то от тряски вперед-назад у него заряжался аккумулятор и он светил за счет него, но со временем аккумулятор испортился и теперь фонарик светит только во время тряски. Беда в том, что трясти приходится игровое устройство с акселерометром (iPhone, NIT, etc.) либо в случае игры на компьютере трясти фонарик нужно с помощью мышки и тогда трястись будет все игровое поле.</text:p>
      <text:p text:style-name="Standard">Испускаемый фонариком свет слегка освещает окружающее пространство, но из-за тряски визуально различить окружающую обстановку будет сложно.</text:p>
      <text:p text:style-name="Standard">При игре за старушку/старичка вводятся дополнительные сложности — как правило, это на более сложных уровнях. Старички вначале должны найти на своей полочке (а вначале и саму полочку) очки. Без очков даже при свете фонарика различить предметы будет очень сложно — они все будут размытыми и нечеткими. Дополнительное осложнение — они медленно передвигаются, поэтому времени будет в обрез.</text:p>
      <text:p text:style-name="Standard">На игровом поле будут встречаться столы, стулья, шкафы, домашние животные, различные вазы и прочие предметы интерьера. Уровни с каждым разом будут сложнее и представляют собой этакий лабиринт. Чем сложнее уровень, тем больше квартира, и тем больше в ней коридоров и мебели. В качестве лабиринта может выступать целый дом с несколькими этажами, а в некоторых случаях туалет может находиться во дворе.</text:p>
      <text:p text:style-name="Standard">На больших уровнях могут быть установлены в нескольких местах тусклые ночники, освещающие небольшой участок окружения.</text:p>
      <text:p text:style-name="Standard">Через окна может пробиваться лунный свет и сверкающие вспышки от молний. В этом случае часть окружения будет видна в свете, но могут отбрасываться тени, в которых будут скрываться препятствия и ловушки.</text:p>
      <text:p text:style-name="Standard">В качестве ловушек и препятствий могут быть различные мышеловки, расставленные этой же старушкой днем при охоте на грызунов, спящие на полу домашние животные, разлитые жидкости и разбросанные вещи. Реакция на них может быть также различной, например, наступив на спящего в темноте кота или собаку, те издают громкий животный звук орущего кота или завывающего пса, от которого игрок должен слегка испугаться от неожиданности, а у его игрового персонажа должна уменьшиться шкала оставшегося до испражнения времени.</text:p>
      <text:p text:style-name="Standard">Если не удастся за отведенное время довести игрового персонажа до кабинки с надписью «WC», то непременно произойдет казус и на этом месте останется лужа, играющая роль препятствия при повторном прохождении этого же уровня. Можно ограничиться, скажем, только тремя последними «казусами».</text:p>
      <text:p text:style-name="Standard">Пройти с первого раза весь уровень может не получиться. Игра рассчитана на тренировку памяти и запоминание пройденной части лабиринта за предыдущие попытки. Очки начисляются за каждый пройденный уровень тем больше, чем больше времени осталось, чем меньше шагов было потрачено за все попытки и чем меньше было самих неудачных попыток. Также сохраняется и вся эта сопутствующая прохождению информация, включая количество попаданий в ловушки.</text:p>
      <text:p text:style-name="Standard">После прохождения уровня «включается свет» или «приходит рассвет» и можно увидеть весь уровень целиком, а также просмотреть пути хождений по лабиринту за каждую отдельную попытку. После этого переиграть и как-то улучшить результат уже нельзя. Можно будет сыграть в игру еще раз по прохождению всех уровней (чтобы успеть забыть архитектуру <text:soft-page-break/>головоломок). В игре поддерживается несколько игровых профилей, чтобы можно было играть всей семьей, каждый на своем уровне и со своими персональными достижениями. Также можно сравнить достижения по профилям для каждого пройденного уровня и выявить победите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K </meta:initial-creator>
    <meta:creation-date>2011-08-17T23:26:36</meta:creation-date>
    <dc:date>2011-08-18T00:14:07</dc:date>
    <dc:creator>SergioK </dc:creator>
    <meta:editing-duration>PT30M40S</meta:editing-duration>
    <meta:editing-cycles>8</meta:editing-cycles>
    <meta:generator>LibreOffice/3.3$Linux LibreOffice_project/330m19$Build-301</meta:generator>
    <meta:document-statistic meta:table-count="0" meta:image-count="0" meta:object-count="0" meta:page-count="2" meta:paragraph-count="11" meta:word-count="599" meta:character-count="4146"/>
  </office:meta>
</office:document-meta>
</file>